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2000001F43BD51E3C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4" style:data-style-name="N0">4</text:variable-set>: Coulomb’s Law</text:p>
      <text:p text:style-name="P1"/>
      <text:list xml:id="list120154172" text:style-name="L1">
        <text:list-item>
          <text:p text:style-name="P3">A proton is 0.01 m from an electron. <text:s/>What is the force that is felt by the proton due to the electr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85347659" text:continue-numbering="true" text:style-name="L1">
        <text:list-item>
          <text:p text:style-name="P3">Two charges, of q<text:span text:style-name="T2">1</text:span> = 5 x 10<text:span text:style-name="T1">-6</text:span> C and 3 x 10<text:span text:style-name="T1">-6</text:span> C are brought near each other. <text:s/>They experience a repulsive force of 0.25 N. <text:s/>What is the distance between the charg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03207576" text:continue-numbering="true" text:style-name="L1">
        <text:list-item>
          <text:p text:style-name="P3">A particle of dust has a charge 3.2 x 10<text:span text:style-name="T1">-19</text:span> C, and has a mass of 1 x 10<text:span text:style-name="T1">-6</text:span> kg. <text:s/>. <text:s/>An ionizing air filter has a metal plate with a charge of 0.003C. <text:s/>If the dust particle is across the room (a distance of 4 meters),</text:p>
          <text:list>
            <text:list-item>
              <text:p text:style-name="P3">Find the force on the dust particl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983786100" text:continue-numbering="true" text:style-name="L1">
        <text:list-item>
          <text:list>
            <text:list-item>
              <text:p text:style-name="P3">Find the acceleration of the dust particl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323437794" text:continue-numbering="true" text:style-name="L1">
        <text:list-item>
          <text:list>
            <text:list-item>
              <text:p text:style-name="P3">Assuming the acceleration remains constant, how long will it take for the dust particle to reach the fil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657460863" text:continue-numbering="true" text:style-name="L1">
        <text:list-item>
          <text:p text:style-name="P3">Three point charges are placed along the X-axis. <text:s/>Charge 1 is located at x=-0.25 m, and has a change of q<text:span text:style-name="T2">1</text:span>= 1 <text:span text:style-name="T3">m</text:span>C. <text:s/>Charge 2 is located at x=0 m, and has a charge of q2 = -2 <text:span text:style-name="T3">m</text:span>C. <text:s/>Charge 3 is located at x = 0.3 m, and has a charge of q<text:span text:style-name="T2">3</text:span> = 3 <text:span text:style-name="T3">m</text:span>c. <text:s/></text:p>
          <text:list>
            <text:list-item>
              <text:p text:style-name="P3">What is the force on charge 3 due to charges 1 and 2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215426419" text:continue-numbering="true" text:style-name="L1">
        <text:list-item>
          <text:list>
            <text:list-item>
              <text:p text:style-name="P3">What is the net force on charge q<text:span text:style-name="T2">2</text:span>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242685798" text:continue-numbering="true" text:style-name="L1">
        <text:list-item>
          <text:list>
            <text:list-item>
              <text:p text:style-name="P3">What is the force on q<text:span text:style-name="T2">1</text:span> due to q<text:span text:style-name="T2">2 </text:span>and q<text:span text:style-name="T2">3</text:span>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6880277" text:continue-numbering="true" text:style-name="L1">
        <text:list-item>
          <text:p text:style-name="P3">Two identical spheres of iron have a mass of 10 grams, and are electrically neutral, and are placed one meter apart.. <text:s/></text:p>
          <text:list>
            <text:list-item>
              <text:p text:style-name="P3">Calculate the total number of atoms in one sphere of iron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6498124" text:continue-numbering="true" text:style-name="L1">
        <text:list-item>
          <text:list>
            <text:list-item>
              <text:p text:style-name="P3">Calculate the total number of electrons that are present in one spher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992227862" text:continue-numbering="true" text:style-name="L1">
        <text:list-item>
          <text:list>
            <text:list-item>
              <text:p text:style-name="P3">One percent of the electrons are transfered from one sphere to the other. <text:s/>Calculate the charge of each sphere.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662233757" text:continue-numbering="true" text:style-name="L1">
        <text:list-item>
          <text:list>
            <text:list-item>
              <text:p text:style-name="P3">Calculate the force that is felt by each sphere. <text:s/>Is the force attractive or repulsiv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2-09-19T07:05:29" text:fixed="true">09/19/12</text:date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07:05:30</meta:creation-date>
    <meta:editing-duration>PT16M15S</meta:editing-duration>
    <meta:editing-cycles>9</meta:editing-cycles>
    <meta:generator>LibreOffice/3.5$Linux_X86_64 LibreOffice_project/350m1$Build-3</meta:generator>
    <dc:date>2012-09-19T07:25:10</dc:date>
    <meta:document-statistic meta:table-count="0" meta:image-count="1" meta:object-count="0" meta:page-count="2" meta:paragraph-count="18" meta:word-count="329" meta:character-count="1606" meta:non-whitespace-character-count="1279"/>
    <meta:user-defined meta:name="Info 1"/>
    <meta:user-defined meta:name="Info 2"/>
    <meta:user-defined meta:name="Info 3"/>
    <meta:user-defined meta:name="Info 4"/>
  </office:meta>
</office:document-meta>
</file>